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draw:opacity="100%" draw:opacity-name="" draw:textarea-horizontal-align="justify" draw:textarea-vertical-align="middle" draw:auto-grow-height="false" fo:min-height="0.957cm" fo:min-width="2.326cm"/>
      <style:paragraph-properties style:writing-mode="lr-tb"/>
    </style:style>
    <style:style style:name="gr2" style:family="graphic" style:parent-style-name="standard">
      <style:graphic-properties draw:stroke="solid" svg:stroke-width="0cm" draw:opacity="100%" draw:opacity-name="" draw:textarea-horizontal-align="justify" draw:textarea-vertical-align="middle" draw:auto-grow-height="false" fo:min-height="0.987cm" fo:min-width="3.129cm"/>
      <style:paragraph-properties style:writing-mode="lr-tb"/>
    </style:style>
    <style:style style:name="gr3" style:family="graphic" style:parent-style-name="standard">
      <style:graphic-properties draw:stroke="solid" svg:stroke-width="0cm" draw:opacity="100%" draw:opacity-name="" draw:textarea-horizontal-align="justify" draw:textarea-vertical-align="middle" draw:auto-grow-height="false" fo:min-height="0.875cm" fo:min-width="2.591cm"/>
      <style:paragraph-properties style:writing-mode="lr-tb"/>
    </style:style>
    <style:style style:name="gr4" style:family="graphic" style:parent-style-name="standard">
      <style:graphic-properties draw:stroke="solid" svg:stroke-width="0cm" draw:opacity="100%" draw:opacity-name="" draw:textarea-horizontal-align="justify" draw:textarea-vertical-align="middle" draw:auto-grow-height="false" fo:min-height="0.566cm" fo:min-width="1.861cm"/>
      <style:paragraph-properties style:writing-mode="lr-tb"/>
    </style:style>
    <style:style style:name="gr5" style:family="graphic" style:parent-style-name="standard">
      <style:graphic-properties draw:stroke="solid" svg:stroke-width="0cm" draw:opacity="100%" draw:opacity-name="" draw:textarea-vertical-align="middle"/>
    </style:style>
    <style:style style:name="gr6" style:family="graphic" style:parent-style-name="standard">
      <style:graphic-properties draw:stroke="dash" draw:stroke-dash="Double_20_Dash" svg:stroke-width="0cm" svg:stroke-linecap="butt" draw:opacity="100%" draw:opacity-name="" draw:textarea-vertical-align="middle"/>
    </style:style>
    <style:style style:name="gr7" style:family="graphic" style:parent-style-name="standard">
      <style:graphic-properties draw:stroke="solid" svg:stroke-width="0cm" draw:opacity="100%" draw:opacity-name="" draw:textarea-horizontal-align="justify" draw:textarea-vertical-align="middle" draw:auto-grow-height="false" fo:min-height="0.94cm" fo:min-width="2.788cm"/>
      <style:paragraph-properties style:writing-mode="lr-tb"/>
    </style:style>
    <style:style style:name="gr8" style:family="graphic" style:parent-style-name="standard">
      <style:graphic-properties draw:stroke="solid" svg:stroke-width="0cm" draw:textarea-vertical-align="middle"/>
    </style:style>
    <style:style style:name="gr9" style:family="graphic" style:parent-style-name="standard">
      <style:graphic-properties draw:stroke="solid" draw:stroke-dash="Dot" svg:stroke-width="0cm" svg:stroke-linecap="butt" draw:textarea-vertical-align="middle"/>
    </style:style>
    <style:style style:name="gr10" style:family="graphic" style:parent-style-name="standard">
      <style:graphic-properties draw:stroke="solid" svg:stroke-width="0cm" svg:stroke-color="#000000" draw:fill="none" draw:fill-color="#ffffff" fo:min-height="0.414cm"/>
      <style:paragraph-properties style:writing-mode="lr-tb"/>
    </style:style>
    <style:style style:name="gr11" style:family="graphic" style:parent-style-name="standard">
      <style:graphic-properties draw:stroke="solid" svg:stroke-width="0cm" svg:stroke-color="#000000" draw:fill="none" draw:fill-color="#ffffff" draw:textarea-horizontal-align="left" draw:auto-grow-height="true" draw:auto-grow-width="false" fo:min-height="0.459cm" fo:min-width="0.82cm"/>
      <style:paragraph-properties style:writing-mode="lr-tb"/>
    </style:style>
    <style:style style:name="gr12" style:family="graphic" style:parent-style-name="standard">
      <style:graphic-properties draw:stroke="solid" svg:stroke-width="0cm" svg:stroke-color="#000000" draw:fill="none" draw:fill-color="#ffffff" draw:textarea-horizontal-align="left" draw:auto-grow-height="true" draw:auto-grow-width="false" fo:min-height="0.045cm" fo:min-width="0.728cm"/>
      <style:paragraph-properties style:writing-mode="lr-tb"/>
    </style:style>
    <style:style style:name="gr13" style:family="graphic" style:parent-style-name="standard">
      <style:graphic-properties draw:stroke="solid" svg:stroke-width="0cm" svg:stroke-color="#000000" draw:fill="none" draw:fill-color="#ffffff" draw:textarea-horizontal-align="left" draw:auto-grow-height="true" draw:auto-grow-width="false" fo:min-height="0.613cm" fo:min-width="0cm"/>
      <style:paragraph-properties style:writing-mode="lr-tb"/>
    </style:style>
    <style:style style:name="gr14" style:family="graphic" style:parent-style-name="standard">
      <style:graphic-properties draw:stroke="solid" draw:textarea-horizontal-align="justify" draw:textarea-vertical-align="middle" draw:auto-grow-height="false" fo:min-height="0.75cm" fo:min-width="1.25cm"/>
      <style:paragraph-properties style:writing-mode="lr-tb"/>
    </style:style>
    <style:style style:name="gr15" style:family="graphic" style:parent-style-name="standard">
      <style:graphic-properties draw:stroke="solid" draw:textarea-horizontal-align="justify" draw:textarea-vertical-align="middle" draw:auto-grow-height="false" fo:min-height="0.376cm" fo:min-width="2cm"/>
      <style:paragraph-properties style:writing-mode="lr-tb"/>
    </style:style>
    <style:style style:name="gr16" style:family="graphic" style:parent-style-name="standard">
      <style:graphic-properties draw:stroke="solid" draw:textarea-horizontal-align="justify" draw:textarea-vertical-align="middle" draw:auto-grow-height="false" fo:min-height="0.5cm" fo:min-width="1.876cm"/>
      <style:paragraph-properties style:writing-mode="lr-tb"/>
    </style:style>
    <style:style style:name="gr17" style:family="graphic" style:parent-style-name="standard">
      <style:graphic-properties draw:stroke="solid" draw:textarea-horizontal-align="justify" draw:textarea-vertical-align="middle" draw:auto-grow-height="false" fo:min-height="0.5cm" fo:min-width="1.25cm"/>
      <style:paragraph-properties style:writing-mode="lr-tb"/>
    </style:style>
    <style:style style:name="gr18" style:family="graphic" style:parent-style-name="standard">
      <style:graphic-properties draw:stroke="solid" draw:textarea-horizontal-align="justify" draw:textarea-vertical-align="middle" draw:auto-grow-height="false" fo:min-height="0.75cm" fo:min-width="1.626cm"/>
      <style:paragraph-properties style:writing-mode="lr-tb"/>
    </style:style>
    <style:style style:name="gr19" style:family="graphic" style:parent-style-name="objectwithoutfill">
      <style:graphic-properties draw:stroke="solid" draw:fill="none" draw:textarea-vertical-align="middle"/>
    </style:style>
    <style:style style:name="gr20" style:family="graphic" style:parent-style-name="objectwithoutfill">
      <style:graphic-properties draw:stroke="dash" draw:stroke-dash="Double_20_Dash" svg:stroke-width="0cm" svg:stroke-linecap="butt" draw:fill="none" draw:textarea-vertical-align="middle"/>
    </style:style>
    <style:style style:name="gr21" style:family="graphic" style:parent-style-name="standard">
      <style:graphic-properties draw:stroke="solid" svg:stroke-color="#000000" draw:fill="none" draw:fill-color="#ffffff" fo:min-height="0.35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fo:min-height="0.25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fo:min-height="0.433cm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fo:min-height="0.5cm"/>
      <style:paragraph-properties style:writing-mode="lr-tb"/>
    </style:style>
    <style:style style:name="gr25" style:family="graphic" style:parent-style-name="standard">
      <style:graphic-properties draw:stroke="solid" draw:textarea-horizontal-align="justify" draw:textarea-vertical-align="middle" draw:auto-grow-height="false" fo:min-height="0.75cm" fo:min-width="3.25cm"/>
      <style:paragraph-properties style:writing-mode="lr-tb"/>
    </style:style>
    <style:style style:name="gr26" style:family="graphic" style:parent-style-name="standard">
      <style:graphic-properties draw:stroke="solid" draw:textarea-horizontal-align="justify" draw:textarea-vertical-align="middle" draw:auto-grow-height="false" fo:min-height="0.5cm" fo:min-width="1.75cm"/>
      <style:paragraph-properties style:writing-mode="lr-tb"/>
    </style:style>
    <style:style style:name="gr27" style:family="graphic" style:parent-style-name="objectwithoutfill">
      <style:graphic-properties draw:stroke="dash" draw:stroke-dash="Double_20_Dash" svg:stroke-linecap="butt" draw:fill="none" draw:textarea-vertical-align="middle"/>
    </style:style>
    <style:style style:name="gr2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9" style:family="graphic" style:parent-style-name="standard">
      <style:graphic-properties draw:stroke="solid" draw:textarea-horizontal-align="justify" draw:textarea-vertical-align="middle" draw:auto-grow-height="false" fo:min-height="0.5cm" fo:min-width="2.5cm"/>
      <style:paragraph-properties style:writing-mode="lr-tb"/>
    </style:style>
    <style:style style:name="gr30" style:family="graphic" style:parent-style-name="standard">
      <style:graphic-properties draw:stroke="solid" draw:textarea-horizontal-align="justify" draw:textarea-vertical-align="middle" draw:auto-grow-height="false" fo:min-height="0.376cm" fo:min-width="1.376cm"/>
      <style:paragraph-properties style:writing-mode="lr-tb"/>
    </style:style>
    <style:style style:name="gr31" style:family="graphic" style:parent-style-name="standard">
      <style:graphic-properties draw:stroke="solid" draw:textarea-horizontal-align="justify" draw:textarea-vertical-align="middle" draw:auto-grow-height="false" fo:min-height="0.576cm" fo:min-width="2.126cm"/>
      <style:paragraph-properties style:writing-mode="lr-tb"/>
    </style:style>
    <style:style style:name="gr32" style:family="graphic" style:parent-style-name="standard">
      <style:graphic-properties draw:stroke="solid" draw:textarea-horizontal-align="justify" draw:textarea-vertical-align="middle" draw:auto-grow-height="false" fo:min-height="0.626cm" fo:min-width="1.876cm"/>
      <style:paragraph-properties style:writing-mode="lr-tb"/>
    </style:style>
    <style:style style:name="gr33" style:family="graphic" style:parent-style-name="standard">
      <style:graphic-properties draw:stroke="solid" draw:textarea-horizontal-align="justify" draw:textarea-vertical-align="middle" draw:auto-grow-height="false" fo:min-height="1cm" fo:min-width="3.25cm"/>
      <style:paragraph-properties style:writing-mode="lr-tb"/>
    </style:style>
    <style:style style:name="gr34" style:family="graphic" style:parent-style-name="standard">
      <style:graphic-properties draw:stroke="solid" draw:textarea-horizontal-align="justify" draw:textarea-vertical-align="middle" draw:auto-grow-height="false" fo:min-height="0.75cm" fo:min-width="2.75cm"/>
      <style:paragraph-properties style:writing-mode="lr-tb"/>
    </style:style>
    <style:style style:name="gr35" style:family="graphic" style:parent-style-name="standard">
      <style:graphic-properties draw:stroke="solid" draw:textarea-horizontal-align="justify" draw:textarea-vertical-align="middle" draw:auto-grow-height="false" fo:min-height="0.626cm" fo:min-width="2.25cm"/>
      <style:paragraph-properties style:writing-mode="lr-tb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3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38" style:family="graphic" style:parent-style-name="standard">
      <style:graphic-properties draw:stroke="solid" draw:textarea-horizontal-align="justify" draw:textarea-vertical-align="middle" draw:auto-grow-height="false" fo:min-height="0.9cm" fo:min-width="2.65cm"/>
      <style:paragraph-properties style:writing-mode="lr-tb"/>
    </style:style>
    <style:style style:name="gr39" style:family="graphic" style:parent-style-name="standard">
      <style:graphic-properties draw:stroke="solid" draw:textarea-horizontal-align="justify" draw:textarea-vertical-align="middle" draw:auto-grow-height="false" fo:min-height="0.676cm" fo:min-width="3.326cm"/>
      <style:paragraph-properties style:writing-mode="lr-tb"/>
    </style:style>
    <style:style style:name="gr40" style:family="graphic" style:parent-style-name="standard">
      <style:graphic-properties draw:stroke="solid" draw:textarea-horizontal-align="justify" draw:textarea-vertical-align="middle" draw:auto-grow-height="false" fo:min-height="0.5cm" fo:min-width="2.126cm"/>
      <style:paragraph-properties style:writing-mode="lr-tb"/>
    </style:style>
    <style:style style:name="gr41" style:family="graphic" style:parent-style-name="standard">
      <style:graphic-properties draw:stroke="solid" draw:textarea-horizontal-align="justify" draw:textarea-vertical-align="middle" draw:auto-grow-height="false" fo:min-height="0.85cm" fo:min-width="2.9cm"/>
      <style:paragraph-properties style:writing-mode="lr-tb"/>
    </style:style>
    <style:style style:name="gr42" style:family="graphic" style:parent-style-name="standard">
      <style:graphic-properties draw:stroke="solid" draw:textarea-horizontal-align="justify" draw:textarea-vertical-align="middle" draw:auto-grow-height="false" fo:min-height="0.75cm" fo:min-width="2.25cm"/>
      <style:paragraph-properties style:writing-mode="lr-tb"/>
    </style:style>
    <style:style style:name="gr43" style:family="graphic" style:parent-style-name="standard">
      <style:graphic-properties draw:stroke="solid" draw:textarea-horizontal-align="justify" draw:textarea-vertical-align="middle" draw:auto-grow-height="false" fo:min-height="0.75cm" fo:min-width="2.5cm"/>
      <style:paragraph-properties style:writing-mode="lr-tb"/>
    </style:style>
    <style:style style:name="gr44" style:family="graphic" style:parent-style-name="standard">
      <style:graphic-properties draw:stroke="solid" draw:textarea-horizontal-align="justify" draw:textarea-vertical-align="middle" draw:auto-grow-height="false" fo:min-height="0.85cm" fo:min-width="1.9cm"/>
      <style:paragraph-properties style:writing-mode="lr-tb"/>
    </style:style>
    <style:style style:name="gr45" style:family="graphic" style:parent-style-name="standard">
      <style:graphic-properties draw:stroke="solid" draw:textarea-horizontal-align="justify" draw:textarea-vertical-align="middle" draw:auto-grow-height="false" fo:min-height="0.626cm" fo:min-width="1.376cm"/>
      <style:paragraph-properties style:writing-mode="lr-tb"/>
    </style:style>
    <style:style style:name="gr46" style:family="graphic" style:parent-style-name="standard">
      <style:graphic-properties draw:stroke="solid" draw:textarea-horizontal-align="justify" draw:textarea-vertical-align="middle" draw:auto-grow-height="false" fo:min-height="0.626cm" fo:min-width="2.5cm"/>
      <style:paragraph-properties style:writing-mode="lr-tb"/>
    </style:style>
    <style:style style:name="gr47" style:family="graphic" style:parent-style-name="standard">
      <style:graphic-properties draw:stroke="solid" draw:textarea-horizontal-align="justify" draw:textarea-vertical-align="middle" draw:auto-grow-height="false" fo:min-height="1.1cm" fo:min-width="3.25cm"/>
      <style:paragraph-properties style:writing-mode="lr-tb"/>
    </style:style>
    <style:style style:name="gr48" style:family="graphic" style:parent-style-name="standard">
      <style:graphic-properties draw:stroke="solid" draw:textarea-horizontal-align="justify" draw:textarea-vertical-align="middle" draw:auto-grow-height="false" fo:min-height="0.75cm" fo:min-width="2.876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75cm" fo:min-width="2.75cm"/>
      <style:paragraph-properties style:writing-mode="lr-tb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standard">
      <style:graphic-properties draw:textarea-horizontal-align="justify" draw:textarea-vertical-align="middle" draw:auto-grow-height="false" fo:min-height="0.75cm" fo:min-width="2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5cm" fo:min-width="3.25cm"/>
      <style:paragraph-properties style:writing-mode="lr-tb"/>
    </style:style>
    <style:style style:name="P1" style:family="paragraph">
      <style:paragraph-properties fo:text-align="center"/>
      <style:text-properties fo:font-size="11pt"/>
    </style:style>
    <style:style style:name="P2" style:family="paragraph">
      <loext:graphic-properties draw:opacity="100%"/>
      <style:paragraph-properties fo:text-align="center"/>
      <style:text-properties fo:font-size="11pt"/>
    </style:style>
    <style:style style:name="P3" style:family="paragraph">
      <style:text-properties fo:font-size="11pt"/>
    </style:style>
    <style:style style:name="P4" style:family="paragraph">
      <loext:graphic-properties draw:fill="none" draw:fill-color="#ffffff"/>
      <style:text-properties fo:font-size="11pt"/>
    </style:style>
    <style:style style:name="P5" style:family="paragraph">
      <loext:graphic-properties draw:fill="none"/>
      <style:paragraph-properties fo:text-align="center"/>
      <style:text-properties fo:font-size="11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65cm" svg:height="2.413cm" svg:x="28.1cm" svg:y="31.337cm">
          <text:p text:style-name="P1">Intermediate station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2" xml:id="id1" draw:id="id1" draw:layer="layout" svg:width="3.629cm" svg:height="1.237cm" svg:x="47.621cm" svg:y="19.013cm">
          <text:p text:style-name="P1">coach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091cm" svg:height="1.125cm" svg:x="27.759cm" svg:y="25.275cm">
          <text:p text:style-name="P1">schedule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.721cm" svg:height="1.632cm" svg:x="39.779cm" svg:y="26cm">
          <text:p text:style-name="P1">Scheduled coach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curve" svg:x1="49.435cm" svg:y1="20.25cm" svg:x2="42.14cm" svg:y2="26cm" draw:start-shape="id1" draw:start-glue-point="2" draw:end-shape="id2" draw:end-glue-point="4" svg:d="M49435 20250c0 4312-7295 1438-7295 5750" svg:viewBox="0 0 7296 5751">
          <text:p/>
        </draw:connector>
        <draw:connector draw:style-name="gr6" draw:text-style-name="P2" draw:layer="layout" draw:type="curve" svg:x1="39.779cm" svg:y1="26.816cm" svg:x2="29.304cm" svg:y2="25.275cm" draw:start-shape="id2" draw:start-glue-point="5" draw:end-shape="id3" draw:end-glue-point="0" svg:d="M39779 26816c-6697 0-5580-1022-6525-1595s-3950-699-3950 54" svg:viewBox="0 0 10476 2067">
          <text:p/>
        </draw:connector>
        <draw:custom-shape draw:style-name="gr7" draw:text-style-name="P2" xml:id="id4" draw:id="id4" draw:layer="layout" svg:width="3.288cm" svg:height="1.19cm" svg:x="23.812cm" svg:y="38.21cm">
          <text:p text:style-name="P1">st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draw:type="curve" svg:x1="27.1cm" svg:y1="38.805cm" svg:x2="28.1cm" svg:y2="32.544cm" draw:start-shape="id4" draw:start-glue-point="1" draw:end-shape="id5" draw:end-glue-point="5" svg:d="M27100 38805c751 0 501-2825 500-2825s-251-3436 500-3436" svg:viewBox="0 0 1001 6262">
          <text:p/>
        </draw:connector>
        <draw:connector draw:style-name="gr6" draw:text-style-name="P2" draw:layer="layout" draw:type="curve" svg:x1="30.925cm" svg:y1="31.337cm" svg:x2="27.759cm" svg:y2="25.837cm" draw:start-shape="id5" draw:start-glue-point="4" draw:end-shape="id3" draw:end-glue-point="3" svg:d="M30925 31337c0-3703-1834-3086-2814-3535s-1105-1965-352-1965" svg:viewBox="0 0 3653 5501">
          <text:p/>
        </draw:connector>
        <draw:connector draw:style-name="gr8" draw:text-style-name="P1" draw:layer="layout" svg:x1="28.1cm" svg:y1="32.544cm" svg:x2="27.686cm" svg:y2="31.54cm" draw:start-shape="id5" draw:start-glue-point="5" draw:end-shape="id6" draw:end-glue-point="1" svg:d="M28100 32544h-207v-1004h-207" svg:viewBox="0 0 415 1005">
          <text:p/>
        </draw:connector>
        <draw:connector draw:style-name="gr9" draw:text-style-name="P1" draw:layer="layout" draw:type="curve" svg:x1="30.925cm" svg:y1="31.337cm" svg:x2="31.846cm" svg:y2="30.854cm" draw:start-shape="id5" draw:start-glue-point="4" draw:end-shape="id7" draw:end-glue-point="3" svg:d="M30925 31337c0-322 307-483 921-483" svg:viewBox="0 0 922 484">
          <text:p/>
        </draw:connector>
        <draw:connector draw:style-name="gr8" draw:text-style-name="P1" draw:layer="layout" draw:type="curve" svg:x1="43.746cm" svg:y1="25.533cm" svg:x2="42.14cm" svg:y2="26cm" draw:start-shape="id8" draw:start-glue-point="2" draw:end-shape="id2" draw:end-glue-point="4" svg:d="M43746 25533c0 351-1606 118-1606 467" svg:viewBox="0 0 1607 468">
          <text:p/>
        </draw:connector>
        <draw:connector draw:style-name="gr8" draw:text-style-name="P1" draw:layer="layout" draw:type="curve" svg:x1="39.125cm" svg:y1="25.95cm" svg:x2="39.779cm" svg:y2="26.816cm" draw:start-shape="id9" draw:start-glue-point="2" draw:end-shape="id2" draw:end-glue-point="5" svg:d="M39125 25950c0 578 218 866 654 866" svg:viewBox="0 0 655 867">
          <text:p/>
        </draw:connector>
        <draw:frame draw:style-name="gr10" draw:text-style-name="P4" xml:id="id6" draw:id="id6" draw:layer="layout" svg:width="0.82cm" svg:height="0.683cm" svg:x="26.866cm" svg:y="31.199cm">
          <draw:text-box>
            <text:p text:style-name="P3">N</text:p>
          </draw:text-box>
        </draw:frame>
        <draw:frame draw:style-name="gr11" draw:text-style-name="P4" xml:id="id7" draw:id="id7" draw:layer="layout" svg:width="0.82cm" svg:height="0.709cm" svg:x="31.846cm" svg:y="30.5cm">
          <draw:text-box>
            <text:p text:style-name="P3">M</text:p>
          </draw:text-box>
        </draw:frame>
        <draw:frame draw:style-name="gr12" draw:text-style-name="P4" xml:id="id8" draw:id="id8" draw:layer="layout" svg:width="0.607cm" svg:height="0.683cm" svg:x="43.443cm" svg:y="24.85cm">
          <draw:text-box>
            <text:p text:style-name="P3">N</text:p>
          </draw:text-box>
        </draw:frame>
        <draw:frame draw:style-name="gr13" draw:text-style-name="P4" xml:id="id9" draw:id="id9" draw:layer="layout" svg:width="0.75cm" svg:height="0.863cm" svg:x="38.75cm" svg:y="25.087cm">
          <draw:text-box>
            <text:p text:style-name="P3">M</text:p>
          </draw:text-box>
        </draw:frame>
        <draw:custom-shape draw:style-name="gr14" draw:text-style-name="P1" xml:id="id12" draw:id="id12" draw:layer="layout" svg:width="1.75cm" svg:height="1cm" svg:x="12.35cm" svg:y="23.4cm">
          <text:p text:style-name="P1">train</text:p>
          <draw:enhanced-geometry svg:viewBox="0 0 21600 21600" draw:type="rectangle" draw:enhanced-path="M 0 0 L 21600 0 21600 21600 0 21600 0 0 Z N"/>
        </draw:custom-shape>
        <draw:custom-shape draw:style-name="gr15" draw:text-style-name="P1" xml:id="id21" draw:id="id21" draw:layer="layout" svg:width="5cm" svg:height="1.25cm" svg:x="37.85cm" svg:y="17.15cm">
          <text:p text:style-name="P1">Main dri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" xml:id="id20" draw:id="id20" draw:layer="layout" svg:width="4.75cm" svg:height="1.5cm" svg:x="32.1cm" svg:y="16.9cm">
          <text:p text:style-name="P1">codri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xml:id="id11" draw:id="id11" draw:layer="layout" svg:width="3.5cm" svg:height="1.5cm" svg:x="17.85cm" svg:y="22.4cm">
          <text:p text:style-name="P1">Main tra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10" draw:id="id10" draw:layer="layout" svg:width="4.25cm" svg:height="2cm" svg:x="17.6cm" svg:y="24.9cm">
          <text:p text:style-name="P1">Standby tra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5" draw:layer="layout" draw:type="curve" svg:x1="21.85cm" svg:y1="25.9cm" svg:x2="27.759cm" svg:y2="25.837cm" draw:start-shape="id10" draw:start-glue-point="7" draw:end-shape="id3" draw:end-glue-point="3" svg:d="M21850 25900c4432 0 1478-63 5909-63" svg:viewBox="0 0 5910 64">
          <text:p/>
        </draw:connector>
        <draw:connector draw:style-name="gr20" draw:text-style-name="P5" draw:layer="layout" draw:type="curve" svg:x1="21.35cm" svg:y1="23.15cm" svg:x2="27.759cm" svg:y2="25.837cm" draw:start-shape="id11" draw:start-glue-point="7" draw:end-shape="id3" draw:end-glue-point="3" svg:d="M21350 23150c4807 0 1603 2687 6409 2687" svg:viewBox="0 0 6410 2688">
          <text:p/>
        </draw:connector>
        <draw:connector draw:style-name="gr19" draw:text-style-name="P5" draw:layer="layout" draw:type="curve" svg:x1="14.1cm" svg:y1="23.9cm" svg:x2="17.85cm" svg:y2="23.15cm" draw:start-shape="id12" draw:start-glue-point="1" draw:end-shape="id11" draw:end-glue-point="5" svg:d="M14100 23900c2812 0 938-750 3750-750" svg:viewBox="0 0 3751 751">
          <text:p/>
        </draw:connector>
        <draw:connector draw:style-name="gr19" draw:text-style-name="P5" draw:layer="layout" draw:type="curve" svg:x1="14.1cm" svg:y1="23.9cm" svg:x2="17.6cm" svg:y2="25.9cm" draw:start-shape="id12" draw:start-glue-point="1" draw:end-shape="id10" draw:end-glue-point="5" svg:d="M14100 23900c2625 0 875 2000 3500 2000" svg:viewBox="0 0 3501 2001">
          <text:p/>
        </draw:connector>
        <draw:frame draw:style-name="gr21" draw:text-style-name="P4" xml:id="id14" draw:id="id14" draw:layer="layout" svg:width="0.75cm" svg:height="0.683cm" svg:x="16.85cm" svg:y="22.1cm">
          <draw:text-box>
            <text:p text:style-name="P3">1</text:p>
          </draw:text-box>
        </draw:frame>
        <draw:frame draw:style-name="gr22" draw:text-style-name="P4" xml:id="id13" draw:id="id13" draw:layer="layout" svg:width="0.75cm" svg:height="0.683cm" svg:x="15.6cm" svg:y="27.005cm">
          <draw:text-box>
            <text:p text:style-name="P3">1</text:p>
          </draw:text-box>
        </draw:frame>
        <draw:frame draw:style-name="gr23" draw:text-style-name="P4" xml:id="id16" draw:id="id16" draw:layer="layout" svg:width="0.65cm" svg:height="0.683cm" svg:x="22.35cm" svg:y="27.15cm">
          <draw:text-box>
            <text:p text:style-name="P3">N</text:p>
          </draw:text-box>
        </draw:frame>
        <draw:frame draw:style-name="gr24" draw:text-style-name="P4" xml:id="id15" draw:id="id15" draw:layer="layout" svg:width="0.75cm" svg:height="0.75cm" svg:x="21.6cm" svg:y="21.9cm">
          <draw:text-box>
            <text:p text:style-name="P3">N</text:p>
          </draw:text-box>
        </draw:frame>
        <draw:connector draw:style-name="gr19" draw:text-style-name="P5" draw:layer="layout" draw:type="curve" svg:x1="15.975cm" svg:y1="27.005cm" svg:x2="17.6cm" svg:y2="25.9cm" draw:start-shape="id13" draw:start-glue-point="0" draw:end-shape="id10" draw:end-glue-point="5" svg:d="M15975 27005c0-737 541-1105 1625-1105" svg:viewBox="0 0 1626 1106">
          <text:p/>
        </draw:connector>
        <draw:connector draw:style-name="gr19" draw:text-style-name="P5" draw:layer="layout" draw:type="curve" svg:x1="17.6cm" svg:y1="22.441cm" svg:x2="17.85cm" svg:y2="23.15cm" draw:start-shape="id14" draw:start-glue-point="1" draw:end-shape="id11" draw:end-glue-point="5" svg:d="M17600 22441c187 0 63 709 250 709" svg:viewBox="0 0 251 710">
          <text:p/>
        </draw:connector>
        <draw:connector draw:style-name="gr19" draw:text-style-name="P5" draw:layer="layout" draw:type="curve" svg:x1="21.975cm" svg:y1="22.65cm" svg:x2="21.35cm" svg:y2="23.15cm" draw:start-shape="id15" draw:start-glue-point="2" draw:end-shape="id11" draw:end-glue-point="7" svg:d="M21975 22650c0 334-208 500-625 500" svg:viewBox="0 0 626 501">
          <text:p/>
        </draw:connector>
        <draw:connector draw:style-name="gr19" draw:text-style-name="P5" draw:layer="layout" draw:type="curve" svg:x1="22.675cm" svg:y1="27.15cm" svg:x2="21.85cm" svg:y2="25.9cm" draw:start-shape="id16" draw:start-glue-point="0" draw:end-shape="id10" draw:end-glue-point="7" svg:d="M22675 27150c0-834-275-1250-825-1250" svg:viewBox="0 0 826 1251">
          <text:p/>
        </draw:connector>
        <draw:custom-shape draw:style-name="gr25" draw:text-style-name="P1" xml:id="id17" draw:id="id17" draw:layer="layout" svg:width="3.75cm" svg:height="1cm" svg:x="27.6cm" svg:y="10.15cm"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16" draw:text-style-name="P1" xml:id="id19" draw:id="id19" draw:layer="layout" svg:width="4.75cm" svg:height="1.5cm" svg:x="26.85cm" svg:y="16.9cm">
          <text:p text:style-name="P1">Standby main dri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18" draw:id="id18" draw:layer="layout" svg:width="4.5cm" svg:height="1.5cm" svg:x="21.35cm" svg:y="16.4cm">
          <text:p text:style-name="P1">Standby codri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5" draw:layer="layout" draw:type="curve" svg:x1="29.475cm" svg:y1="11.15cm" svg:x2="23.6cm" svg:y2="16.4cm" draw:start-shape="id17" draw:start-glue-point="2" draw:end-shape="id18" draw:end-glue-point="4" svg:d="M29475 11150c0 3937-5875 1313-5875 5250" svg:viewBox="0 0 5876 5251">
          <text:p/>
        </draw:connector>
        <draw:connector draw:style-name="gr19" draw:text-style-name="P5" draw:layer="layout" draw:type="curve" svg:x1="29.475cm" svg:y1="11.15cm" svg:x2="29.225cm" svg:y2="16.9cm" draw:start-shape="id17" draw:start-glue-point="2" draw:end-shape="id19" draw:end-glue-point="4" svg:d="M29475 11150c0 4312-250 1438-250 5750" svg:viewBox="0 0 251 5751">
          <text:p/>
        </draw:connector>
        <draw:connector draw:style-name="gr19" draw:text-style-name="P5" draw:layer="layout" draw:type="curve" svg:x1="29.475cm" svg:y1="11.15cm" svg:x2="34.475cm" svg:y2="16.9cm" draw:start-shape="id17" draw:start-glue-point="2" draw:end-shape="id20" draw:end-glue-point="4" svg:d="M29475 11150c0 4312 5000 1438 5000 5750" svg:viewBox="0 0 5001 5751">
          <text:p/>
        </draw:connector>
        <draw:connector draw:style-name="gr19" draw:text-style-name="P5" draw:layer="layout" draw:type="curve" svg:x1="29.475cm" svg:y1="11.15cm" svg:x2="40.35cm" svg:y2="17.15cm" draw:start-shape="id17" draw:start-glue-point="2" draw:end-shape="id21" draw:end-glue-point="4" svg:d="M29475 11150c0 4500 10875 1500 10875 6000" svg:viewBox="0 0 10876 6001">
          <text:p/>
        </draw:connector>
        <draw:connector draw:style-name="gr19" draw:text-style-name="P5" draw:layer="layout" draw:type="curve" svg:x1="23.6cm" svg:y1="17.9cm" svg:x2="29.304cm" svg:y2="25.275cm" draw:start-shape="id18" draw:start-glue-point="6" draw:end-shape="id3" draw:end-glue-point="0" svg:d="M23600 17900c0 5532 5704 1845 5704 7375" svg:viewBox="0 0 5705 7376">
          <text:p/>
        </draw:connector>
        <draw:connector draw:style-name="gr19" draw:text-style-name="P5" draw:layer="layout" draw:type="curve" svg:x1="29.225cm" svg:y1="18.4cm" svg:x2="29.304cm" svg:y2="25.275cm" draw:start-shape="id19" draw:start-glue-point="6" draw:end-shape="id3" draw:end-glue-point="0" svg:d="M29225 18400c0 5157 79 1720 79 6875" svg:viewBox="0 0 80 6876">
          <text:p/>
        </draw:connector>
        <draw:connector draw:style-name="gr19" draw:text-style-name="P5" draw:layer="layout" draw:type="curve" svg:x1="34.475cm" svg:y1="18.4cm" svg:x2="29.304cm" svg:y2="25.275cm" draw:start-shape="id20" draw:start-glue-point="6" draw:end-shape="id3" draw:end-glue-point="0" svg:d="M34475 18400c0 5157-5171 1720-5171 6875" svg:viewBox="0 0 5172 6876">
          <text:p/>
        </draw:connector>
        <draw:connector draw:style-name="gr27" draw:text-style-name="P5" draw:layer="layout" draw:type="curve" svg:x1="40.35cm" svg:y1="18.4cm" svg:x2="29.304cm" svg:y2="25.275cm" draw:start-shape="id21" draw:start-glue-point="6" draw:end-shape="id3" draw:end-glue-point="0" svg:d="M40350 18400c0 5157-11046 1720-11046 6875" svg:viewBox="0 0 11047 6876">
          <text:p/>
        </draw:connector>
        <draw:frame draw:style-name="gr28" draw:text-style-name="P4" xml:id="id26" draw:id="id26" draw:layer="layout" svg:width="0.781cm" svg:height="0.683cm" svg:x="21.85cm" svg:y="19.85cm">
          <draw:text-box>
            <text:p text:style-name="P3">N</text:p>
          </draw:text-box>
        </draw:frame>
        <draw:frame draw:style-name="gr22" draw:text-style-name="P4" xml:id="id27" draw:id="id27" draw:layer="layout" svg:width="0.75cm" svg:height="0.683cm" svg:x="27.4cm" svg:y="19.85cm">
          <draw:text-box>
            <text:p text:style-name="P3">N</text:p>
          </draw:text-box>
        </draw:frame>
        <draw:frame draw:style-name="gr28" draw:text-style-name="P4" xml:id="id28" draw:id="id28" draw:layer="layout" svg:width="0.781cm" svg:height="0.683cm" svg:x="34.8cm" svg:y="19.4cm">
          <draw:text-box>
            <text:p text:style-name="P3">N</text:p>
          </draw:text-box>
        </draw:frame>
        <draw:frame draw:style-name="gr22" draw:text-style-name="P4" xml:id="id29" draw:id="id29" draw:layer="layout" svg:width="0.75cm" svg:height="0.683cm" svg:x="39cm" svg:y="19.1cm">
          <draw:text-box>
            <text:p text:style-name="P3">N</text:p>
          </draw:text-box>
        </draw:frame>
        <draw:frame draw:style-name="gr24" draw:text-style-name="P4" xml:id="id22" draw:id="id22" draw:layer="layout" svg:width="0.75cm" svg:height="0.75cm" svg:x="20.5cm" svg:y="14.45cm">
          <draw:text-box>
            <text:p text:style-name="P3">1</text:p>
          </draw:text-box>
        </draw:frame>
        <draw:frame draw:style-name="gr28" draw:text-style-name="P4" xml:id="id23" draw:id="id23" draw:layer="layout" svg:width="0.718cm" svg:height="0.683cm" svg:x="27.45cm" svg:y="15.25cm">
          <draw:text-box>
            <text:p text:style-name="P3">1</text:p>
          </draw:text-box>
        </draw:frame>
        <draw:frame draw:style-name="gr28" draw:text-style-name="P4" xml:id="id24" draw:id="id24" draw:layer="layout" svg:width="0.718cm" svg:height="0.683cm" svg:x="36.8cm" svg:y="15.35cm">
          <draw:text-box>
            <text:p text:style-name="P3">1</text:p>
          </draw:text-box>
        </draw:frame>
        <draw:frame draw:style-name="gr28" draw:text-style-name="P4" xml:id="id25" draw:id="id25" draw:layer="layout" svg:width="0.718cm" svg:height="0.683cm" svg:x="40.75cm" svg:y="15.15cm">
          <draw:text-box>
            <text:p text:style-name="P3">1</text:p>
          </draw:text-box>
        </draw:frame>
        <draw:connector draw:style-name="gr19" draw:text-style-name="P5" draw:layer="layout" draw:type="curve" svg:x1="20.875cm" svg:y1="15.2cm" svg:x2="23.6cm" svg:y2="16.4cm" draw:start-shape="id22" draw:start-glue-point="2" draw:end-shape="id18" draw:end-glue-point="4" svg:d="M20875 15200c0 900 2725 300 2725 1200" svg:viewBox="0 0 2726 1201">
          <text:p/>
        </draw:connector>
        <draw:connector draw:style-name="gr19" draw:text-style-name="P5" draw:layer="layout" draw:type="curve" svg:x1="27.809cm" svg:y1="15.933cm" svg:x2="29.225cm" svg:y2="16.9cm" draw:start-shape="id23" draw:start-glue-point="2" draw:end-shape="id19" draw:end-glue-point="4" svg:d="M27809 15933c0 726 1416 243 1416 967" svg:viewBox="0 0 1417 968">
          <text:p/>
        </draw:connector>
        <draw:connector draw:style-name="gr19" draw:text-style-name="P5" draw:layer="layout" draw:type="curve" svg:x1="37.159cm" svg:y1="16.033cm" svg:x2="34.475cm" svg:y2="16.9cm" draw:start-shape="id24" draw:start-glue-point="2" draw:end-shape="id20" draw:end-glue-point="4" svg:d="M37159 16033c0 651-2684 218-2684 867" svg:viewBox="0 0 2685 868">
          <text:p/>
        </draw:connector>
        <draw:connector draw:style-name="gr19" draw:text-style-name="P5" draw:layer="layout" draw:type="curve" svg:x1="41.109cm" svg:y1="15.833cm" svg:x2="40.35cm" svg:y2="17.15cm" draw:start-shape="id25" draw:start-glue-point="2" draw:end-shape="id21" draw:end-glue-point="4" svg:d="M41109 15833c0 988-759 330-759 1317" svg:viewBox="0 0 760 1318">
          <text:p/>
        </draw:connector>
        <draw:connector draw:style-name="gr19" draw:text-style-name="P5" draw:layer="layout" draw:type="curve" svg:x1="22.24cm" svg:y1="19.85cm" svg:x2="23.6cm" svg:y2="17.9cm" draw:start-shape="id26" draw:start-glue-point="0" draw:end-shape="id18" draw:end-glue-point="6" svg:d="M22240 19850c0-1461 1360-486 1360-1950" svg:viewBox="0 0 1361 1951">
          <text:p/>
        </draw:connector>
        <draw:connector draw:style-name="gr19" draw:text-style-name="P5" draw:layer="layout" draw:type="curve" svg:x1="27.775cm" svg:y1="19.85cm" svg:x2="29.225cm" svg:y2="18.4cm" draw:start-shape="id27" draw:start-glue-point="0" draw:end-shape="id19" draw:end-glue-point="6" svg:d="M27775 19850c0-1086 1450-361 1450-1450" svg:viewBox="0 0 1451 1451">
          <text:p/>
        </draw:connector>
        <draw:connector draw:style-name="gr19" draw:text-style-name="P5" draw:layer="layout" draw:type="curve" svg:x1="35.19cm" svg:y1="19.4cm" svg:x2="34.475cm" svg:y2="18.4cm" draw:start-shape="id28" draw:start-glue-point="0" draw:end-shape="id20" draw:end-glue-point="6" svg:d="M35190 19400c0-748-715-249-715-1000" svg:viewBox="0 0 716 1001">
          <text:p/>
        </draw:connector>
        <draw:connector draw:style-name="gr19" draw:text-style-name="P5" draw:layer="layout" draw:type="curve" svg:x1="39.375cm" svg:y1="19.1cm" svg:x2="40.35cm" svg:y2="18.4cm" draw:start-shape="id29" draw:start-glue-point="0" draw:end-shape="id21" draw:end-glue-point="6" svg:d="M39375 19100c0-523 975-174 975-700" svg:viewBox="0 0 976 701">
          <text:p/>
        </draw:connector>
        <draw:custom-shape draw:style-name="gr29" draw:text-style-name="P1" xml:id="id30" draw:id="id30" draw:layer="layout" svg:width="3cm" svg:height="0.75cm" svg:x="7.85cm" svg:y="38.4cm">
          <text:p text:style-name="P1">route</text:p>
          <draw:enhanced-geometry svg:viewBox="0 0 21600 21600" draw:type="rectangle" draw:enhanced-path="M 0 0 L 21600 0 21600 21600 0 21600 0 0 Z N"/>
        </draw:custom-shape>
        <draw:custom-shape draw:style-name="gr30" draw:text-style-name="P1" xml:id="id31" draw:id="id31" draw:layer="layout" svg:width="3.75cm" svg:height="1.25cm" svg:x="15.1cm" svg:y="38.4cm">
          <text:p text:style-name="P1">Start loc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" xml:id="id32" draw:id="id32" draw:layer="layout" svg:width="5.25cm" svg:height="1.65cm" svg:x="13.75cm" svg:y="40cm">
          <text:p text:style-name="P1">Destination loc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5" draw:layer="layout" draw:type="curve" svg:x1="10.85cm" svg:y1="38.775cm" svg:x2="15.1cm" svg:y2="39.025cm" draw:start-shape="id30" draw:start-glue-point="1" draw:end-shape="id31" draw:end-glue-point="5" svg:d="M10850 38775c3187 0 1063 250 4250 250" svg:viewBox="0 0 4251 251">
          <text:p/>
        </draw:connector>
        <draw:connector draw:style-name="gr27" draw:text-style-name="P5" draw:layer="layout" draw:type="curve" svg:x1="10.85cm" svg:y1="38.775cm" svg:x2="13.75cm" svg:y2="40.825cm" draw:start-shape="id30" draw:start-glue-point="1" draw:end-shape="id32" draw:end-glue-point="5" svg:d="M10850 38775c2175 0 725 2050 2900 2050" svg:viewBox="0 0 2901 2051">
          <text:p/>
        </draw:connector>
        <draw:connector draw:style-name="gr19" draw:text-style-name="P5" draw:layer="layout" draw:type="curve" svg:x1="18.85cm" svg:y1="39.025cm" svg:x2="23.812cm" svg:y2="38.805cm" draw:start-shape="id31" draw:start-glue-point="7" draw:end-shape="id4" draw:end-glue-point="3" svg:d="M18850 39025c3723 0 1242-220 4962-220" svg:viewBox="0 0 4963 221">
          <text:p/>
        </draw:connector>
        <draw:connector draw:style-name="gr19" draw:text-style-name="P5" draw:layer="layout" draw:type="curve" svg:x1="19cm" svg:y1="40.825cm" svg:x2="23.812cm" svg:y2="38.805cm" draw:start-shape="id32" draw:start-glue-point="7" draw:end-shape="id4" draw:end-glue-point="3" svg:d="M19000 40825c3610 0 1205-2020 4812-2020" svg:viewBox="0 0 4813 2021">
          <text:p/>
        </draw:connector>
        <draw:frame draw:style-name="gr28" draw:text-style-name="P4" xml:id="id33" draw:id="id33" draw:layer="layout" svg:width="0.781cm" svg:height="0.683cm" svg:x="14.1cm" svg:y="37.45cm">
          <draw:text-box>
            <text:p text:style-name="P3">N</text:p>
          </draw:text-box>
        </draw:frame>
        <draw:frame draw:style-name="gr28" draw:text-style-name="P4" xml:id="id34" draw:id="id34" draw:layer="layout" svg:width="0.781cm" svg:height="0.683cm" svg:x="12.8cm" svg:y="42.2cm">
          <draw:text-box>
            <text:p text:style-name="P3">N</text:p>
          </draw:text-box>
        </draw:frame>
        <draw:frame draw:style-name="gr28" draw:text-style-name="P4" xml:id="id35" draw:id="id35" draw:layer="layout" svg:width="0.718cm" svg:height="0.683cm" svg:x="18.8cm" svg:y="41.75cm">
          <draw:text-box>
            <text:p text:style-name="P3">1</text:p>
          </draw:text-box>
        </draw:frame>
        <draw:frame draw:style-name="gr28" draw:text-style-name="P4" xml:id="id36" draw:id="id36" draw:layer="layout" svg:width="0.718cm" svg:height="0.683cm" svg:x="18.6cm" svg:y="37.7cm">
          <draw:text-box>
            <text:p text:style-name="P3">1</text:p>
          </draw:text-box>
        </draw:frame>
        <draw:connector draw:style-name="gr19" draw:text-style-name="P5" draw:layer="layout" draw:type="curve" svg:x1="14.49cm" svg:y1="38.133cm" svg:x2="15.1cm" svg:y2="39.025cm" draw:start-shape="id33" draw:start-glue-point="2" draw:end-shape="id31" draw:end-glue-point="5" svg:d="M14490 38133c0 595 203 892 610 892" svg:viewBox="0 0 611 893">
          <text:p/>
        </draw:connector>
        <draw:connector draw:style-name="gr19" draw:text-style-name="P5" draw:layer="layout" draw:type="curve" svg:x1="13.75cm" svg:y1="40.825cm" svg:x2="13.19cm" svg:y2="42.2cm" draw:start-shape="id32" draw:start-glue-point="5" draw:end-shape="id34" draw:end-glue-point="0" svg:d="M13750 40825c-374 0-560 458-560 1375" svg:viewBox="0 0 561 1376">
          <text:p/>
        </draw:connector>
        <draw:connector draw:style-name="gr19" draw:text-style-name="P5" draw:layer="layout" draw:type="curve" svg:x1="19cm" svg:y1="40.825cm" svg:x2="19.159cm" svg:y2="41.75cm" draw:start-shape="id32" draw:start-glue-point="7" draw:end-shape="id35" draw:end-glue-point="0" svg:d="M19000 40825c106 0 159 308 159 925" svg:viewBox="0 0 160 926">
          <text:p/>
        </draw:connector>
        <draw:connector draw:style-name="gr19" draw:text-style-name="P5" draw:layer="layout" draw:type="curve" svg:x1="18.85cm" svg:y1="39.025cm" svg:x2="18.959cm" svg:y2="38.383cm" draw:start-shape="id31" draw:start-glue-point="7" draw:end-shape="id36" draw:end-glue-point="2" svg:d="M18850 39025c73 0 109-214 109-642" svg:viewBox="0 0 110 643">
          <text:p/>
        </draw:connector>
        <draw:custom-shape draw:style-name="gr32" draw:text-style-name="P1" xml:id="id37" draw:id="id37" draw:layer="layout" svg:width="4.75cm" svg:height="1.75cm" svg:x="16.35cm" svg:y="33.65cm">
          <text:p text:style-name="P1">Scheduled rou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5" draw:layer="layout" draw:type="curve" svg:x1="16.35cm" svg:y1="34.525cm" svg:x2="9.35cm" svg:y2="38.4cm" draw:start-shape="id37" draw:start-glue-point="5" draw:end-shape="id30" draw:end-glue-point="0" svg:d="M16350 34525c-4667 0-7000 1291-7000 3875" svg:viewBox="0 0 7001 3876">
          <text:p/>
        </draw:connector>
        <draw:connector draw:style-name="gr27" draw:text-style-name="P5" draw:layer="layout" draw:type="curve" svg:x1="21.1cm" svg:y1="34.525cm" svg:x2="27.759cm" svg:y2="25.837cm" draw:start-shape="id37" draw:start-glue-point="7" draw:end-shape="id3" draw:end-glue-point="3" svg:d="M21100 34525c4995 0 1666-8688 6659-8688" svg:viewBox="0 0 6660 8689">
          <text:p/>
        </draw:connector>
        <draw:frame draw:style-name="gr28" draw:text-style-name="P4" xml:id="id38" draw:id="id38" draw:layer="layout" svg:width="0.718cm" svg:height="0.683cm" svg:x="15.7cm" svg:y="32.15cm">
          <draw:text-box>
            <text:p text:style-name="P3">1</text:p>
          </draw:text-box>
        </draw:frame>
        <draw:frame draw:style-name="gr28" draw:text-style-name="P4" xml:id="id39" draw:id="id39" draw:layer="layout" svg:width="0.781cm" svg:height="0.683cm" svg:x="21.1cm" svg:y="32.05cm">
          <draw:text-box>
            <text:p text:style-name="P3">N</text:p>
          </draw:text-box>
        </draw:frame>
        <draw:connector draw:style-name="gr19" draw:text-style-name="P5" draw:layer="layout" draw:type="curve" svg:x1="16.35cm" svg:y1="34.525cm" svg:x2="16.059cm" svg:y2="32.833cm" draw:start-shape="id37" draw:start-glue-point="5" draw:end-shape="id38" draw:end-glue-point="2" svg:d="M16350 34525c-194 0-291-564-291-1692" svg:viewBox="0 0 292 1693">
          <text:p/>
        </draw:connector>
        <draw:connector draw:style-name="gr19" draw:text-style-name="P5" draw:layer="layout" draw:type="curve" svg:x1="21.1cm" svg:y1="34.525cm" svg:x2="21.49cm" svg:y2="32.733cm" draw:start-shape="id37" draw:start-glue-point="7" draw:end-shape="id39" draw:end-glue-point="2" svg:d="M21100 34525c260 0 390-597 390-1792" svg:viewBox="0 0 391 1793">
          <text:p/>
        </draw:connector>
        <draw:custom-shape draw:style-name="gr33" draw:text-style-name="P1" xml:id="id41" draw:id="id41" draw:layer="layout" svg:width="3.75cm" svg:height="1.25cm" svg:x="50cm" svg:y="35.5cm">
          <text:p text:style-name="P1">ticket</text:p>
          <draw:enhanced-geometry svg:viewBox="0 0 21600 21600" draw:type="rectangle" draw:enhanced-path="M 0 0 L 21600 0 21600 21600 0 21600 0 0 Z N"/>
        </draw:custom-shape>
        <draw:custom-shape draw:style-name="gr34" draw:text-style-name="P1" xml:id="id42" draw:id="id42" draw:layer="layout" svg:width="3.25cm" svg:height="1cm" svg:x="60cm" svg:y="31.75cm">
          <text:p text:style-name="P1">passenger</text:p>
          <draw:enhanced-geometry svg:viewBox="0 0 21600 21600" draw:type="rectangle" draw:enhanced-path="M 0 0 L 21600 0 21600 21600 0 21600 0 0 Z N"/>
        </draw:custom-shape>
        <draw:custom-shape draw:style-name="gr35" draw:text-style-name="P1" xml:id="id40" draw:id="id40" draw:layer="layout" svg:width="5.5cm" svg:height="1.75cm" svg:x="59.25cm" svg:y="35.75cm">
          <text:p text:style-name="P1">Ticket bought f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5" draw:layer="layout" draw:type="curve" svg:x1="59.25cm" svg:y1="36.625cm" svg:x2="53.75cm" svg:y2="36.125cm" draw:start-shape="id40" draw:start-glue-point="5" draw:end-shape="id41" draw:end-glue-point="1" svg:d="M59250 36625c-4125 0-1375-500-5500-500" svg:viewBox="0 0 5501 501">
          <text:p/>
        </draw:connector>
        <draw:connector draw:style-name="gr19" draw:text-style-name="P5" draw:layer="layout" draw:type="curve" svg:x1="62cm" svg:y1="35.75cm" svg:x2="61.625cm" svg:y2="32.75cm" draw:start-shape="id40" draw:start-glue-point="4" draw:end-shape="id42" draw:end-glue-point="2" svg:d="M62000 35750c0-2250-375-750-375-3000" svg:viewBox="0 0 376 3001">
          <text:p/>
        </draw:connector>
        <draw:frame draw:style-name="gr36" draw:text-style-name="P4" xml:id="id44" draw:id="id44" draw:layer="layout" svg:width="0.756cm" svg:height="0.683cm" svg:x="58.5cm" svg:y="37.5cm">
          <draw:text-box>
            <text:p text:style-name="P3">N</text:p>
          </draw:text-box>
        </draw:frame>
        <draw:frame draw:style-name="gr37" draw:text-style-name="P4" xml:id="id43" draw:id="id43" draw:layer="layout" svg:width="0.797cm" svg:height="0.683cm" svg:x="59.75cm" svg:y="33.9cm">
          <draw:text-box>
            <text:p text:style-name="P3">1</text:p>
          </draw:text-box>
        </draw:frame>
        <draw:connector draw:style-name="gr19" draw:text-style-name="P5" draw:layer="layout" draw:type="curve" svg:x1="62cm" svg:y1="35.75cm" svg:x2="60.148cm" svg:y2="34.583cm" draw:start-shape="id40" draw:start-glue-point="4" draw:end-shape="id43" draw:end-glue-point="2" svg:d="M62000 35750c0-874-1852-291-1852-1167" svg:viewBox="0 0 1853 1168">
          <text:p/>
        </draw:connector>
        <draw:connector draw:style-name="gr19" draw:text-style-name="P5" draw:layer="layout" draw:type="curve" svg:x1="59.25cm" svg:y1="36.625cm" svg:x2="58.878cm" svg:y2="37.5cm" draw:start-shape="id40" draw:start-glue-point="5" draw:end-shape="id44" draw:end-glue-point="0" svg:d="M59250 36625c-248 0-372 291-372 875" svg:viewBox="0 0 373 876">
          <text:p/>
        </draw:connector>
        <draw:custom-shape draw:style-name="gr38" draw:text-style-name="P1" xml:id="id46" draw:id="id46" draw:layer="layout" svg:width="3.15cm" svg:height="1.15cm" svg:x="62.4cm" svg:y="23.25cm">
          <text:p text:style-name="P1">discount</text:p>
          <draw:enhanced-geometry svg:viewBox="0 0 21600 21600" draw:type="rectangle" draw:enhanced-path="M 0 0 L 21600 0 21600 21600 0 21600 0 0 Z N"/>
        </draw:custom-shape>
        <draw:custom-shape draw:style-name="gr39" draw:text-style-name="P1" xml:id="id45" draw:id="id45" draw:layer="layout" svg:width="7.65cm" svg:height="1.85cm" svg:x="59.85cm" svg:y="27.25cm">
          <text:p text:style-name="P1">Passenger typ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5" draw:layer="layout" draw:type="curve" svg:x1="63.675cm" svg:y1="27.25cm" svg:x2="63.975cm" svg:y2="24.4cm" draw:start-shape="id45" draw:start-glue-point="4" draw:end-shape="id46" draw:end-glue-point="2" svg:d="M63675 27250c0-2137 300-713 300-2850" svg:viewBox="0 0 301 2851">
          <text:p/>
        </draw:connector>
        <draw:connector draw:style-name="gr27" draw:text-style-name="P5" draw:layer="layout" draw:type="curve" svg:x1="63.675cm" svg:y1="29.1cm" svg:x2="61.625cm" svg:y2="31.75cm" draw:start-shape="id45" draw:start-glue-point="6" draw:end-shape="id42" draw:end-glue-point="0" svg:d="M63675 29100c0 1989-2050 664-2050 2650" svg:viewBox="0 0 2051 2651">
          <text:p/>
        </draw:connector>
        <draw:frame draw:style-name="gr28" draw:text-style-name="P4" xml:id="id47" draw:id="id47" draw:layer="layout" svg:width="0.718cm" svg:height="0.683cm" svg:x="62.1cm" svg:y="26cm">
          <draw:text-box>
            <text:p text:style-name="P3">1</text:p>
          </draw:text-box>
        </draw:frame>
        <draw:frame draw:style-name="gr28" draw:text-style-name="P4" xml:id="id48" draw:id="id48" draw:layer="layout" svg:width="0.781cm" svg:height="0.683cm" svg:x="64.55cm" svg:y="29.55cm">
          <draw:text-box>
            <text:p text:style-name="P3">N</text:p>
          </draw:text-box>
        </draw:frame>
        <draw:connector draw:style-name="gr19" draw:text-style-name="P5" draw:layer="layout" draw:type="curve" svg:x1="63.675cm" svg:y1="27.25cm" svg:x2="62.818cm" svg:y2="26.341cm" draw:start-shape="id45" draw:start-glue-point="4" draw:end-shape="id47" draw:end-glue-point="1" svg:d="M63675 27250c0-606-285-909-857-909" svg:viewBox="0 0 858 910">
          <text:p/>
        </draw:connector>
        <draw:connector draw:style-name="gr19" draw:text-style-name="P5" draw:layer="layout" draw:type="curve" svg:x1="63.675cm" svg:y1="29.1cm" svg:x2="64.55cm" svg:y2="29.891cm" draw:start-shape="id45" draw:start-glue-point="6" draw:end-shape="id48" draw:end-glue-point="3" svg:d="M63675 29100c0 528 291 791 875 791" svg:viewBox="0 0 876 792">
          <text:p/>
        </draw:connector>
        <draw:custom-shape draw:style-name="gr40" draw:text-style-name="P1" xml:id="id49" draw:id="id49" draw:layer="layout" svg:width="5.25cm" svg:height="1.5cm" svg:x="49.75cm" svg:y="38.75cm">
          <text:p text:style-name="P1">booked b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" xml:id="id50" draw:id="id50" draw:layer="layout" svg:width="3.4cm" svg:height="1.1cm" svg:x="50.5cm" svg:y="43.4cm">
          <text:p text:style-name="P1">Travel agent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curve" svg:x1="52.375cm" svg:y1="38.75cm" svg:x2="51.875cm" svg:y2="36.75cm" draw:start-shape="id49" draw:start-glue-point="4" draw:end-shape="id41" draw:end-glue-point="2" svg:d="M52375 38750c0-1500-500-500-500-2000" svg:viewBox="0 0 501 2001">
          <text:p/>
        </draw:connector>
        <draw:connector draw:style-name="gr19" draw:text-style-name="P5" draw:layer="layout" draw:type="curve" svg:x1="52.375cm" svg:y1="40.25cm" svg:x2="52.2cm" svg:y2="43.4cm" draw:start-shape="id49" draw:start-glue-point="6" draw:end-shape="id50" draw:end-glue-point="0" svg:d="M52375 40250c0 2364-175 789-175 3150" svg:viewBox="0 0 176 3151">
          <text:p/>
        </draw:connector>
        <draw:frame draw:style-name="gr28" draw:text-style-name="P4" xml:id="id51" draw:id="id51" draw:layer="layout" svg:width="0.781cm" svg:height="0.683cm" svg:x="50.3cm" svg:y="37.8cm">
          <draw:text-box>
            <text:p text:style-name="P3">N</text:p>
          </draw:text-box>
        </draw:frame>
        <draw:frame draw:style-name="gr37" draw:text-style-name="P4" xml:id="id52" draw:id="id52" draw:layer="layout" svg:width="0.797cm" svg:height="0.683cm" svg:x="53.3cm" svg:y="40.75cm">
          <draw:text-box>
            <text:p text:style-name="P3">1</text:p>
          </draw:text-box>
        </draw:frame>
        <draw:connector draw:style-name="gr19" draw:text-style-name="P5" draw:layer="layout" draw:type="curve" svg:x1="52.375cm" svg:y1="38.75cm" svg:x2="51.081cm" svg:y2="38.141cm" draw:start-shape="id49" draw:start-glue-point="4" draw:end-shape="id51" draw:end-glue-point="1" svg:d="M52375 38750c0-406-431-609-1294-609" svg:viewBox="0 0 1295 610">
          <text:p/>
        </draw:connector>
        <draw:connector draw:style-name="gr19" draw:text-style-name="P5" draw:layer="layout" draw:type="curve" svg:x1="52.375cm" svg:y1="40.25cm" svg:x2="53.3cm" svg:y2="41.091cm" draw:start-shape="id49" draw:start-glue-point="6" draw:end-shape="id52" draw:end-glue-point="3" svg:d="M52375 40250c0 561 308 841 925 841" svg:viewBox="0 0 926 842">
          <text:p/>
        </draw:connector>
        <draw:custom-shape draw:style-name="gr42" draw:text-style-name="P1" xml:id="id53" draw:id="id53" draw:layer="layout" svg:width="5.5cm" svg:height="2cm" svg:x="37.6cm" svg:y="34.15cm">
          <text:p text:style-name="P1">Board loc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1" xml:id="id54" draw:id="id54" draw:layer="layout" svg:width="6cm" svg:height="2cm" svg:x="36.85cm" svg:y="38.4cm">
          <text:p text:style-name="P1">Alight loc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5" draw:layer="layout" draw:type="curve" svg:x1="27.1cm" svg:y1="38.805cm" svg:x2="37.6cm" svg:y2="35.15cm" draw:start-shape="id4" draw:start-glue-point="1" draw:end-shape="id53" draw:end-glue-point="5" svg:d="M27100 38805c7875 0 2625-3655 10500-3655" svg:viewBox="0 0 10501 3656">
          <text:p/>
        </draw:connector>
        <draw:connector draw:style-name="gr19" draw:text-style-name="P5" draw:layer="layout" draw:type="curve" svg:x1="27.1cm" svg:y1="38.805cm" svg:x2="36.85cm" svg:y2="39.4cm" draw:start-shape="id4" draw:start-glue-point="1" draw:end-shape="id54" draw:end-glue-point="5" svg:d="M27100 38805c7312 0 2438 595 9750 595" svg:viewBox="0 0 9751 596">
          <text:p/>
        </draw:connector>
        <draw:connector draw:style-name="gr27" draw:text-style-name="P5" draw:layer="layout" draw:type="curve" svg:x1="43.1cm" svg:y1="35.15cm" svg:x2="50cm" svg:y2="36.125cm" draw:start-shape="id53" draw:start-glue-point="7" draw:end-shape="id41" draw:end-glue-point="3" svg:d="M43100 35150c5176 0 1727 975 6900 975" svg:viewBox="0 0 6901 976">
          <text:p/>
        </draw:connector>
        <draw:connector draw:style-name="gr27" draw:text-style-name="P5" draw:layer="layout" draw:type="curve" svg:x1="42.85cm" svg:y1="39.4cm" svg:x2="50cm" svg:y2="36.125cm" draw:start-shape="id54" draw:start-glue-point="7" draw:end-shape="id41" draw:end-glue-point="3" svg:d="M42850 39400c5364 0 1789-3275 7150-3275" svg:viewBox="0 0 7151 3276">
          <text:p/>
        </draw:connector>
        <draw:frame draw:style-name="gr28" draw:text-style-name="P4" xml:id="id56" draw:id="id56" draw:layer="layout" svg:width="0.781cm" svg:height="0.683cm" svg:x="43.6cm" svg:y="33.65cm">
          <draw:text-box>
            <text:p text:style-name="P3">N</text:p>
          </draw:text-box>
        </draw:frame>
        <draw:frame draw:style-name="gr28" draw:text-style-name="P4" xml:id="id58" draw:id="id58" draw:layer="layout" svg:width="0.781cm" svg:height="0.683cm" svg:x="43.1cm" svg:y="38.15cm">
          <draw:text-box>
            <text:p text:style-name="P3">N</text:p>
          </draw:text-box>
        </draw:frame>
        <draw:frame draw:style-name="gr28" draw:text-style-name="P4" xml:id="id55" draw:id="id55" draw:layer="layout" svg:width="0.718cm" svg:height="0.683cm" svg:x="36.05cm" svg:y="33.3cm">
          <draw:text-box>
            <text:p text:style-name="P3">1</text:p>
          </draw:text-box>
        </draw:frame>
        <draw:frame draw:style-name="gr28" draw:text-style-name="P4" xml:id="id57" draw:id="id57" draw:layer="layout" svg:width="0.718cm" svg:height="0.683cm" svg:x="35.85cm" svg:y="40cm">
          <draw:text-box>
            <text:p text:style-name="P3">1</text:p>
          </draw:text-box>
        </draw:frame>
        <draw:connector draw:style-name="gr19" draw:text-style-name="P5" draw:layer="layout" draw:type="curve" svg:x1="37.6cm" svg:y1="35.15cm" svg:x2="36.409cm" svg:y2="33.983cm" draw:start-shape="id53" draw:start-glue-point="5" draw:end-shape="id55" draw:end-glue-point="2" svg:d="M37600 35150c-794 0-1191-389-1191-1167" svg:viewBox="0 0 1192 1168">
          <text:p/>
        </draw:connector>
        <draw:connector draw:style-name="gr19" draw:text-style-name="P5" draw:layer="layout" draw:type="curve" svg:x1="43.1cm" svg:y1="35.15cm" svg:x2="43.99cm" svg:y2="34.333cm" draw:start-shape="id53" draw:start-glue-point="7" draw:end-shape="id56" draw:end-glue-point="2" svg:d="M43100 35150c594 0 890-272 890-817" svg:viewBox="0 0 891 818">
          <text:p/>
        </draw:connector>
        <draw:connector draw:style-name="gr19" draw:text-style-name="P5" draw:layer="layout" draw:type="curve" svg:x1="36.85cm" svg:y1="39.4cm" svg:x2="36.209cm" svg:y2="40cm" draw:start-shape="id54" draw:start-glue-point="5" draw:end-shape="id57" draw:end-glue-point="0" svg:d="M36850 39400c-428 0-641 200-641 600" svg:viewBox="0 0 642 601">
          <text:p/>
        </draw:connector>
        <draw:connector draw:style-name="gr19" draw:text-style-name="P5" draw:layer="layout" draw:type="curve" svg:x1="42.85cm" svg:y1="39.4cm" svg:x2="43.49cm" svg:y2="38.833cm" draw:start-shape="id54" draw:start-glue-point="7" draw:end-shape="id58" draw:end-glue-point="2" svg:d="M42850 39400c427 0 640-189 640-567" svg:viewBox="0 0 641 568">
          <text:p/>
        </draw:connector>
        <draw:custom-shape draw:style-name="gr44" draw:text-style-name="P1" xml:id="id60" draw:id="id60" draw:layer="layout" svg:width="2.4cm" svg:height="1.1cm" svg:x="51.25cm" svg:y="27.4cm">
          <text:p text:style-name="P1">seat</text:p>
          <draw:enhanced-geometry svg:viewBox="0 0 21600 21600" draw:type="rectangle" draw:enhanced-path="M 0 0 L 21600 0 21600 21600 0 21600 0 0 Z N"/>
        </draw:custom-shape>
        <draw:custom-shape draw:style-name="gr45" draw:text-style-name="P1" xml:id="id59" draw:id="id59" draw:layer="layout" svg:width="3.75cm" svg:height="1.75cm" svg:x="50.25cm" svg:y="30.5cm">
          <text:p text:style-name="P1">Seat 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5" draw:layer="layout" draw:type="curve" svg:x1="52.125cm" svg:y1="30.5cm" svg:x2="52.45cm" svg:y2="28.5cm" draw:start-shape="id59" draw:start-glue-point="4" draw:end-shape="id60" draw:end-glue-point="2" svg:d="M52125 30500c0-1500 325-500 325-2000" svg:viewBox="0 0 326 2001">
          <text:p/>
        </draw:connector>
        <draw:connector draw:style-name="gr27" draw:text-style-name="P5" draw:layer="layout" draw:type="curve" svg:x1="52.125cm" svg:y1="32.25cm" svg:x2="51.875cm" svg:y2="35.5cm" draw:start-shape="id59" draw:start-glue-point="6" draw:end-shape="id41" svg:d="M52125 32250c0 2439-250 814-250 3250" svg:viewBox="0 0 251 3251">
          <text:p/>
        </draw:connector>
        <draw:custom-shape draw:style-name="gr46" draw:text-style-name="P1" xml:id="id61" draw:id="id61" draw:layer="layout" svg:width="6cm" svg:height="1.75cm" svg:x="49.25cm" svg:y="23.75cm">
          <text:p text:style-name="P1">Seat 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5" draw:layer="layout" draw:type="curve" svg:x1="49.435cm" svg:y1="20.25cm" svg:x2="52.25cm" svg:y2="23.75cm" draw:start-shape="id1" draw:end-shape="id61" draw:end-glue-point="4" svg:d="M49435 20250c0 2625 2815 875 2815 3500" svg:viewBox="0 0 2816 3501">
          <text:p/>
        </draw:connector>
        <draw:connector draw:style-name="gr27" draw:text-style-name="P5" draw:layer="layout" draw:type="curve" svg:x1="52.45cm" svg:y1="27.4cm" svg:x2="52.25cm" svg:y2="25.5cm" draw:start-shape="id60" draw:start-glue-point="0" draw:end-shape="id61" draw:end-glue-point="6" svg:d="M52450 27400c0-1423-200-474-200-1900" svg:viewBox="0 0 201 1901">
          <text:p/>
        </draw:connector>
        <draw:frame draw:style-name="gr28" draw:text-style-name="P4" xml:id="id62" draw:id="id62" draw:layer="layout" svg:width="0.718cm" svg:height="0.683cm" svg:x="52.95cm" svg:y="22.8cm">
          <draw:text-box>
            <text:p text:style-name="P3">1</text:p>
          </draw:text-box>
        </draw:frame>
        <draw:frame draw:style-name="gr28" draw:text-style-name="P4" xml:id="id63" draw:id="id63" draw:layer="layout" svg:width="0.781cm" svg:height="0.683cm" svg:x="50.9cm" svg:y="25.7cm">
          <draw:text-box>
            <text:p text:style-name="P3">N</text:p>
          </draw:text-box>
        </draw:frame>
        <draw:connector draw:style-name="gr19" draw:text-style-name="P5" draw:layer="layout" draw:type="curve" svg:x1="52.25cm" svg:y1="23.75cm" svg:x2="52.95cm" svg:y2="23.141cm" draw:start-shape="id61" draw:start-glue-point="4" draw:end-shape="id62" draw:end-glue-point="3" svg:d="M52250 23750c0-406 233-609 700-609" svg:viewBox="0 0 701 610">
          <text:p/>
        </draw:connector>
        <draw:connector draw:style-name="gr19" draw:text-style-name="P5" draw:layer="layout" draw:type="curve" svg:x1="52.25cm" svg:y1="25.5cm" svg:x2="51.681cm" svg:y2="26.041cm" draw:start-shape="id61" draw:start-glue-point="6" draw:end-shape="id63" draw:end-glue-point="1" svg:d="M52250 25500c0 361-189 541-569 541" svg:viewBox="0 0 570 542">
          <text:p/>
        </draw:connector>
        <draw:custom-shape draw:style-name="gr47" draw:text-style-name="P1" xml:id="id65" draw:id="id65" draw:layer="layout" svg:width="3.75cm" svg:height="1.35cm" svg:x="47.5cm" svg:y="10.15cm">
          <text:p text:style-name="P1">maintenance</text:p>
          <draw:enhanced-geometry svg:viewBox="0 0 21600 21600" draw:type="rectangle" draw:enhanced-path="M 0 0 L 21600 0 21600 21600 0 21600 0 0 Z N"/>
        </draw:custom-shape>
        <draw:custom-shape draw:style-name="gr48" draw:text-style-name="P1" xml:id="id64" draw:id="id64" draw:layer="layout" svg:width="6.75cm" svg:height="2cm" svg:x="47.25cm" svg:y="15cm">
          <text:p text:style-name="P1">repair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5" draw:layer="layout" draw:type="curve" svg:x1="50.625cm" svg:y1="15cm" svg:x2="49.375cm" svg:y2="11.5cm" draw:start-shape="id64" draw:start-glue-point="4" draw:end-shape="id65" svg:d="M50625 15000c0-2625-1250-875-1250-3500" svg:viewBox="0 0 1251 3501">
          <text:p/>
        </draw:connector>
        <draw:connector draw:style-name="gr27" draw:text-style-name="P5" draw:layer="layout" draw:type="curve" svg:x1="50.625cm" svg:y1="17cm" svg:x2="49.435cm" svg:y2="19.013cm" draw:start-shape="id64" draw:start-glue-point="6" draw:end-shape="id1" draw:end-glue-point="0" svg:d="M50625 17000c0 1510-1190 504-1190 2013" svg:viewBox="0 0 1191 2014">
          <text:p/>
        </draw:connector>
        <draw:frame draw:style-name="gr28" draw:text-style-name="P4" xml:id="id66" draw:id="id66" draw:layer="layout" svg:width="0.781cm" svg:height="0.683cm" svg:x="51.35cm" svg:y="14.1cm">
          <draw:text-box>
            <text:p text:style-name="P3">N</text:p>
          </draw:text-box>
        </draw:frame>
        <draw:frame draw:style-name="gr28" draw:text-style-name="P4" xml:id="id67" draw:id="id67" draw:layer="layout" svg:width="0.718cm" svg:height="0.683cm" svg:x="51.5cm" svg:y="17.4cm">
          <draw:text-box>
            <text:p text:style-name="P3">1</text:p>
          </draw:text-box>
        </draw:frame>
        <draw:connector draw:style-name="gr19" draw:text-style-name="P5" draw:layer="layout" draw:type="curve" svg:x1="50.625cm" svg:y1="15cm" svg:x2="51.35cm" svg:y2="14.441cm" draw:start-shape="id64" draw:start-glue-point="4" draw:end-shape="id66" draw:end-glue-point="3" svg:d="M50625 15000c0-373 241-559 725-559" svg:viewBox="0 0 726 560">
          <text:p/>
        </draw:connector>
        <draw:connector draw:style-name="gr19" draw:text-style-name="P5" draw:layer="layout" draw:type="curve" svg:x1="50.625cm" svg:y1="17cm" svg:x2="51.5cm" svg:y2="17.741cm" draw:start-shape="id64" draw:start-glue-point="6" draw:end-shape="id67" draw:end-glue-point="3" svg:d="M50625 17000c0 494 291 741 875 741" svg:viewBox="0 0 876 742">
          <text:p/>
        </draw:connector>
        <draw:frame draw:style-name="gr28" draw:text-style-name="P4" xml:id="id68" draw:id="id68" draw:layer="layout" svg:width="0.718cm" svg:height="0.683cm" svg:x="49.5cm" svg:y="29.9cm">
          <draw:text-box>
            <text:p text:style-name="P3">1</text:p>
          </draw:text-box>
        </draw:frame>
        <draw:frame draw:style-name="gr28" draw:text-style-name="P4" xml:id="id69" draw:id="id69" draw:layer="layout" svg:width="0.781cm" svg:height="0.683cm" svg:x="49.9cm" svg:y="32.45cm">
          <draw:text-box>
            <text:p text:style-name="P3">N</text:p>
          </draw:text-box>
        </draw:frame>
        <draw:connector draw:style-name="gr19" draw:text-style-name="P5" draw:layer="layout" draw:type="curve" svg:x1="52.125cm" svg:y1="30.5cm" svg:x2="49.859cm" svg:y2="29.9cm" draw:start-shape="id59" draw:start-glue-point="4" draw:end-shape="id68" draw:end-glue-point="0" svg:d="M52125 30500c0-1651-2266-1351-2266-600" svg:viewBox="0 0 2267 1205">
          <text:p/>
        </draw:connector>
        <draw:connector draw:style-name="gr19" draw:text-style-name="P5" draw:layer="layout" draw:type="curve" svg:x1="52.125cm" svg:y1="32.25cm" svg:x2="50.681cm" svg:y2="32.791cm" draw:start-shape="id59" draw:start-glue-point="6" draw:end-shape="id69" draw:end-glue-point="1" svg:d="M52125 32250c0 361-481 541-1444 541" svg:viewBox="0 0 1445 542">
          <text:p/>
        </draw:connector>
        <draw:custom-shape draw:style-name="gr49" draw:text-style-name="P7" xml:id="id70" draw:id="id70" draw:layer="layout" svg:width="6.5cm" svg:height="2cm" svg:x="54.75cm" svg:y="10.25cm">
          <text:p text:style-name="P6"><text:span text:style-name="T1">Previous mainten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8" draw:layer="layout" draw:type="curve" svg:x1="54.75cm" svg:y1="11.25cm" svg:x2="51.25cm" svg:y2="10.825cm" draw:start-shape="id70" draw:start-glue-point="5" draw:end-shape="id65" svg:d="M54750 11250c-2625 0-875-425-3500-425" svg:viewBox="0 0 3501 426">
          <text:p/>
        </draw:connector>
        <draw:connector draw:style-name="gr50" draw:text-style-name="P8" draw:layer="layout" draw:type="curve" draw:line-skew="-2.874cm" svg:x1="58cm" svg:y1="10.25cm" svg:x2="49.375cm" svg:y2="10.15cm" draw:start-shape="id70" draw:start-glue-point="4" draw:end-shape="id65" draw:end-glue-point="0" svg:d="M58000 10250c0-5212-8625-5162-8625-100" svg:viewBox="0 0 8626 3904">
          <text:p/>
        </draw:connector>
        <draw:frame draw:style-name="gr28" draw:text-style-name="P10" xml:id="id71" draw:id="id71" draw:layer="layout" svg:width="0.697cm" svg:height="0.645cm" svg:x="53.25cm" svg:y="11.9cm">
          <draw:text-box>
            <text:p text:style-name="P9"><text:span text:style-name="T1">1</text:span></text:p>
          </draw:text-box>
        </draw:frame>
        <draw:frame draw:style-name="gr28" draw:text-style-name="P10" xml:id="id72" draw:id="id72" draw:layer="layout" svg:width="0.697cm" svg:height="0.645cm" svg:x="58.7cm" svg:y="9cm">
          <draw:text-box>
            <text:p text:style-name="P9"><text:span text:style-name="T1">1</text:span></text:p>
          </draw:text-box>
        </draw:frame>
        <draw:connector draw:style-name="gr50" draw:text-style-name="P8" draw:layer="layout" draw:type="curve" svg:x1="54.75cm" svg:y1="11.25cm" svg:x2="53.947cm" svg:y2="12.222cm" draw:start-shape="id70" draw:start-glue-point="5" draw:end-shape="id71" draw:end-glue-point="1" svg:d="M54750 11250c-601 0-200 972-803 972" svg:viewBox="0 0 804 973">
          <text:p/>
        </draw:connector>
        <draw:connector draw:style-name="gr50" draw:text-style-name="P8" draw:layer="layout" draw:type="curve" svg:x1="58cm" svg:y1="10.25cm" svg:x2="58.7cm" svg:y2="9.322cm" draw:start-shape="id70" draw:start-glue-point="4" draw:end-shape="id72" draw:end-glue-point="3" svg:d="M58000 10250c0-619 233-928 700-928" svg:viewBox="0 0 701 929">
          <text:p/>
        </draw:connector>
        <draw:custom-shape draw:style-name="gr51" draw:text-style-name="P7" xml:id="id73" draw:id="id73" draw:layer="layout" svg:width="5cm" svg:height="2cm" svg:x="6.75cm" svg:y="41.25cm">
          <text:p text:style-name="P7"><text:span text:style-name="T1">Operating day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7" xml:id="id74" draw:id="id74" draw:layer="layout" svg:width="3.75cm" svg:height="0.75cm" svg:x="7cm" svg:y="45.25cm">
          <text:p text:style-name="P6"><text:span text:style-name="T1">weekdays</text:span></text:p>
          <draw:enhanced-geometry svg:viewBox="0 0 21600 21600" draw:type="rectangle" draw:enhanced-path="M 0 0 L 21600 0 21600 21600 0 21600 0 0 Z N"/>
        </draw:custom-shape>
        <draw:connector draw:style-name="gr27" draw:text-style-name="P8" draw:layer="layout" draw:type="curve" svg:x1="9.25cm" svg:y1="41.25cm" svg:x2="9.35cm" svg:y2="39.15cm" draw:start-shape="id73" draw:start-glue-point="4" draw:end-shape="id30" draw:end-glue-point="2" svg:d="M9250 41250c0-1575 100-525 100-2100" svg:viewBox="0 0 101 2101">
          <text:p/>
        </draw:connector>
        <draw:connector draw:style-name="gr50" draw:text-style-name="P8" draw:layer="layout" draw:type="curve" svg:x1="9.25cm" svg:y1="43.25cm" svg:x2="8.875cm" svg:y2="45.25cm" draw:start-shape="id73" draw:start-glue-point="6" draw:end-shape="id74" draw:end-glue-point="0" svg:d="M9250 43250c0 1501-375 502-375 2000" svg:viewBox="0 0 376 2001">
          <text:p/>
        </draw:connector>
        <draw:frame draw:style-name="gr28" draw:text-style-name="P10" xml:id="id76" draw:id="id76" draw:layer="layout" svg:width="0.756cm" svg:height="0.645cm" svg:x="6.994cm" svg:y="43.105cm">
          <draw:text-box>
            <text:p text:style-name="P9"><text:span text:style-name="T1">N</text:span></text:p>
          </draw:text-box>
        </draw:frame>
        <draw:frame draw:style-name="gr28" draw:text-style-name="P10" xml:id="id75" draw:id="id75" draw:layer="layout" svg:width="0.794cm" svg:height="0.645cm" svg:x="6.75cm" svg:y="40cm">
          <draw:text-box>
            <text:p text:style-name="P9"><text:span text:style-name="T1">M</text:span></text:p>
          </draw:text-box>
        </draw:frame>
        <draw:connector draw:style-name="gr50" draw:text-style-name="P8" draw:layer="layout" draw:type="curve" svg:x1="9.25cm" svg:y1="41.25cm" svg:x2="7.544cm" svg:y2="40.322cm" draw:start-shape="id73" draw:start-glue-point="4" draw:end-shape="id75" draw:end-glue-point="1" svg:d="M9250 41250c0-619-568-928-1706-928" svg:viewBox="0 0 1707 929">
          <text:p/>
        </draw:connector>
        <draw:connector draw:style-name="gr19" draw:text-style-name="P8" draw:layer="layout" draw:type="curve" svg:x1="9.25cm" svg:y1="43.25cm" svg:x2="7.372cm" svg:y2="43.75cm" draw:start-shape="id73" draw:start-glue-point="6" draw:end-shape="id76" draw:end-glue-point="2" svg:d="M9250 43250c0 1501-1878 1251-1878 500" svg:viewBox="0 0 1879 109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9T17:24:51.777677363</meta:creation-date>
    <dc:date>2023-11-29T20:36:20.750071116</dc:date>
    <meta:editing-duration>PT2H47M42S</meta:editing-duration>
    <meta:editing-cycles>68</meta:editing-cycles>
    <meta:generator>LibreOffice/7.3.7.2$Linux_X86_64 LibreOffice_project/30$Build-2</meta:generator>
    <meta:document-statistic meta:object-count="160"/>
  </office:meta>
</office:document-meta>
</file>